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 have a positive outlook on lif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sometimes worry, even when things are going we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tend to be assertive and even aggressive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fearless and willing to take ris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find it difficult to watch violence on T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do my best to keep my wor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 office:value-type="string" calcext:value-type="string">
            <text:p>I can be indecisive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prefer ideas to material possessio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edules and to-do lists help me keep on track and get things d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upbeat and energet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sensitive at ti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rticulate and care about grammar, spelling, and punctu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emotional and my feelings are easily hu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alert and cautio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like to stay bus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 some ways, I am a "jack of all trades"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am honest, sincere, and value fair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 can be difficult getting started, but once I'm going it's hard to sto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's fun to be like a fly on the wa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ant to be there for my friends when they are sa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Nice guys finish la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practical and realis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ttery will get you nowhe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hate to feel lone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overindulge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will continue working even when I don't feel w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try to be likeable and tend to like others as we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can be a bit of a packrat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“It is better to give than to receive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work hard and am protective of the ones I lo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am punctual and prefer being early to being 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an be controlling at ti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s tend to wear me o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enjoy being in harmony with people and natu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uninhibited and feel free to speak my mi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happy with who I 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uspect that fake, pretentious people are hiding someth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often prioritize others' needs over my 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can be argumentative and am not afraid to figh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enjoy reading, learning, and watch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rrent events sometimes make me depressed and even ups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don't like to be fenced in with obligatio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reject attempts to control 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greeable and tend to adapt to those around 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ee things as being mostly black-and-white - they are good or bad, right or w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willing to work late to meet deadl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can sometimes be my own worst enem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dislike it when people try to manipulate 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tend to come out of my shell only around those with shared interes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's easier to do quick unimportant tasks than the big important on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like it when people understand 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have a variety of interes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usually a bit more serious than other peop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prefer that relationships be harmoni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rarely get bor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am unique and tend to be a bit of a non-conformi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can be cynical and skpetical of others' experti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independent and my own bos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ike to make other people hap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worry about many things, especially inconsisten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doubt those in author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I am individualistic and not afraid to be differ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supportive and a good listen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be intuitive and idealist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don't "pull punches" and tell people exactly what I thin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frequently finish projects ear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 tend to follow the ru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keep things organ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I like to get along with peop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I tend to make a good first impress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thers sometimes look to me for dir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I sometimes get lost in a pit of depress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sincere people who have integr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 dislike loud peop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metimes I hide my inner conflict behind a calm exterio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 try to follow the rules, but sometimes need to break the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work hard and am supportive of other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 love adventure and new experienc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extraverted and feel comfortable in crow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 am decisive and unshakeab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avoid conflict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 table:number-rows-repeated="3">
          <table:table-cell table:number-columns-repeated="2"/>
        </table:table-row>
        <table:table-row table:style-name="ro1" table:number-rows-repeated="4">
          <table:table-cell/>
          <table:table-cell table:style-name="Default"/>
        </table:table-row>
        <table:table-row table:style-name="ro1" table:number-rows-repeated="104845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items-3'.A3:'items-3'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3:34:37.344545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0T17:01:16.775858253</dc:date>
    <meta:editing-duration>P1DT3H37M33S</meta:editing-duration>
    <meta:editing-cycles>23</meta:editing-cycles>
    <meta:generator>LibreOffice/6.4.7.2$Linux_X86_64 LibreOffice_project/40$Build-2</meta:generator>
    <meta:document-statistic meta:table-count="1" meta:cell-count="162" meta:object-count="0"/>
  </office:meta>
</office:document-meta>
</file>